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InputStreamSeekableStreamAdapter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InputStreamSeekableStreamAdapt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InputStreamSeekableStreamAdapter.canSeekBackwa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InputStreamSeekableStreamAdapter.read( byte [ ] b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InputStreamSeekableStreamAdapter.getFile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InputStreamSeekableStreamAdapter.ImageInputStreamSeekableStreamAdapter( ImageIn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InputStreamSeekableStreamAdapter.seek( long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